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Hoja">
            <text:p>Hoja</text:p>
          </table:table-cell>
          <table:table-cell table:style-name="pd1" office:value-type="string" office:string-value="Pendiente">
            <text:p>Pendiente</text:p>
          </table:table-cell>
          <table:table-cell table:style-name="pd1" office:value-type="string" office:string-value="Error Pendiente">
            <text:p>Error Pendiente</text:p>
          </table:table-cell>
          <table:table-cell table:style-name="pd1" office:value-type="string" office:string-value="Intercepto">
            <text:p>Intercepto</text:p>
          </table:table-cell>
          <table:table-cell table:style-name="pd1" office:value-type="string" office:string-value="Error Intercepto">
            <text:p>Error Intercepto</text:p>
          </table:table-cell>
        </table:table-row>
        <table:table-row>
          <table:table-cell office:value-type="string" office:string-value="Correcion Espuria">
            <text:p>Correcion Espuria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1">
            <text:p>Medida 1</text:p>
          </table:table-cell>
          <table:table-cell office:value-type="float" office:value="1.0787878787878789">
            <text:p>1.0787878787878789</text:p>
          </table:table-cell>
          <table:table-cell office:value-type="float" office:value="0.4664304793887795">
            <text:p>0.4664304793887795</text:p>
          </table:table-cell>
          <table:table-cell office:value-type="float" office:value="0.8666666666666663">
            <text:p>0.8666666666666663</text:p>
          </table:table-cell>
          <table:table-cell office:value-type="float" office:value="2.8941250138789094">
            <text:p>2.8941250138789094</text:p>
          </table:table-cell>
        </table:table-row>
        <table:table-row>
          <table:table-cell office:value-type="string" office:string-value="Medida 2">
            <text:p>Medida 2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3">
            <text:p>Medida 3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4">
            <text:p>Medida 4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